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708" officeooo:paragraph-rsid="0009e70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cambiado los sonidos, la música de fondo, los fuegos ahora son enemigos(escorpiones), el personaje, la estrella son diamantes fusionados, la bomba es un misil, las monedas son set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16:44:07.297000000</meta:creation-date>
    <dc:date>2021-02-19T16:47:12.191000000</dc:date>
    <meta:editing-duration>PT3M5S</meta:editing-duration>
    <meta:editing-cycles>1</meta:editing-cycles>
    <meta:document-statistic meta:table-count="0" meta:image-count="0" meta:object-count="0" meta:page-count="1" meta:paragraph-count="1" meta:word-count="29" meta:character-count="185" meta:non-whitespace-character-count="157"/>
    <meta:generator>LibreOffice/7.0.4.2$Windows_X86_64 LibreOffice_project/dcf040e67528d9187c66b2379df5ea4407429775</meta:generator>
  </office:meta>
</office:document-meta>
</file>